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1736" officeooo:paragraph-rsid="00081736" style:font-size-asian="21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rsid="00081736" officeooo:paragraph-rsid="00081736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K5030: Velocity Tracking – Notes</text:p>
      <text:p text:style-name="P1"/>
      <text:list xml:id="list1864191645" text:style-name="L1">
        <text:list-item>
          <text:p text:style-name="P2">Feature detection:</text:p>
          <text:list>
            <text:list-item>
              <text:p text:style-name="P2">Blob features (LoG): might be useful to detect the moving objects</text:p>
              <text:list>
                <text:list-item>
                  <text:p text:style-name="P2">Bal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0:17:18.160750627</meta:creation-date>
    <dc:date>2019-04-30T15:41:59.933631661</dc:date>
    <meta:editing-duration>PT5H24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1" meta:character-count="124" meta:non-whitespace-character-count="109"/>
  </office:meta>
</office:document-meta>
</file>